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c31e3" officeooo:paragraph-rsid="000c31e3"/>
    </style:style>
    <style:style style:name="P2" style:family="paragraph" style:parent-style-name="Standard">
      <style:paragraph-properties fo:text-align="justify" style:justify-single-word="false"/>
      <style:text-properties fo:font-size="16pt" officeooo:rsid="000c31e3" officeooo:paragraph-rsid="000c31e3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c31e3" officeooo:paragraph-rsid="000c31e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c31e3" officeooo:paragraph-rsid="000c31e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fo:font-size="12pt" fo:font-weight="normal" officeooo:rsid="000c8110" officeooo:paragraph-rsid="0011eea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fo:font-size="12pt" fo:font-weight="normal" officeooo:rsid="0011fc63" officeooo:paragraph-rsid="0011fc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c31e3" officeooo:paragraph-rsid="000c31e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fo:font-size="12pt" fo:font-weight="bold" officeooo:rsid="000c31e3" officeooo:paragraph-rsid="000c81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</style:tab-stops>
      </style:paragraph-properties>
      <style:text-properties fo:font-size="12pt" fo:font-weight="bold" officeooo:rsid="000c31e3" officeooo:paragraph-rsid="000c811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fo:font-size="12pt" fo:font-weight="bold" officeooo:rsid="000c8110" officeooo:paragraph-rsid="000c81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</style:tab-stops>
      </style:paragraph-properties>
      <style:text-properties fo:font-size="12pt" fo:font-style="normal" fo:font-weight="normal" officeooo:rsid="000c31e3" officeooo:paragraph-rsid="000c811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</style:tab-stops>
        <style:background-image/>
      </style:paragraph-properties>
      <style:text-properties fo:font-size="12pt" fo:font-weight="bold" officeooo:rsid="000c31e3" officeooo:paragraph-rsid="000c81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  <style:tab-stop style:position="1in"/>
          <style:tab-stop style:position="1.25in"/>
        </style:tab-stops>
        <style:background-image/>
      </style:paragraph-properties>
      <style:text-properties fo:font-size="12pt" fo:font-weight="bold" officeooo:rsid="000c31e3" officeooo:paragraph-rsid="000c81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 fo:background-color="#dddddd">
        <style:tab-stops>
          <style:tab-stop style:position="0.75in"/>
        </style:tab-stops>
        <style:background-image/>
      </style:paragraph-properties>
      <style:text-properties fo:font-size="12pt" fo:font-weight="bold" officeooo:rsid="000c31e3" officeooo:paragraph-rsid="000c31e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  <style:tab-stop style:position="1in"/>
          <style:tab-stop style:position="1.25in"/>
        </style:tab-stops>
        <style:background-image/>
      </style:paragraph-properties>
      <style:text-properties fo:font-size="12pt" fo:font-weight="bold" officeooo:rsid="000c8110" officeooo:paragraph-rsid="000c811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</style:tab-stops>
        <style:background-image/>
      </style:paragraph-properties>
      <style:text-properties fo:font-size="12pt" fo:font-style="italic" fo:font-weight="normal" officeooo:rsid="000c31e3" officeooo:paragraph-rsid="000c31e3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  <style:tab-stop style:position="1in"/>
        </style:tab-stops>
        <style:background-image/>
      </style:paragraph-properties>
      <style:text-properties fo:font-size="12pt" fo:font-style="italic" fo:font-weight="normal" officeooo:rsid="000c31e3" officeooo:paragraph-rsid="000c31e3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  <style:tab-stop style:position="1in"/>
          <style:tab-stop style:position="1.25in"/>
        </style:tab-stops>
        <style:background-image/>
      </style:paragraph-properties>
      <style:text-properties fo:font-size="12pt" fo:font-style="italic" fo:font-weight="normal" officeooo:rsid="000c31e3" officeooo:paragraph-rsid="000c31e3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  <style:tab-stop style:position="1in"/>
          <style:tab-stop style:position="1.25in"/>
        </style:tab-stops>
        <style:background-image/>
      </style:paragraph-properties>
      <style:text-properties fo:font-size="12pt" fo:font-style="italic" fo:font-weight="normal" officeooo:rsid="000c8110" officeooo:paragraph-rsid="000c8110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  <style:tab-stop style:position="1in"/>
          <style:tab-stop style:position="1.25in"/>
        </style:tab-stops>
        <style:background-image/>
      </style:paragraph-properties>
      <style:text-properties fo:font-size="12pt" fo:font-weight="normal" officeooo:rsid="000c8110" officeooo:paragraph-rsid="0011eea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fo:font-size="14pt" fo:font-style="normal" fo:font-weight="bold" officeooo:rsid="000c8110" officeooo:paragraph-rsid="000c8110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fo:font-size="12pt" fo:font-style="normal" fo:font-weight="normal" officeooo:rsid="0011eea8" officeooo:paragraph-rsid="0011eea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fo:background-color="#dddddd">
        <style:tab-stops>
          <style:tab-stop style:position="0.5in"/>
          <style:tab-stop style:position="0.75in"/>
          <style:tab-stop style:position="1in"/>
          <style:tab-stop style:position="1.25in"/>
        </style:tab-stops>
        <style:background-image/>
      </style:paragraph-properties>
      <style:text-properties fo:font-size="12pt" fo:font-style="italic" fo:font-weight="normal" officeooo:rsid="0011eea8" officeooo:paragraph-rsid="0011eea8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0ca3" style:font-style-asian="italic" style:font-style-complex="italic"/>
    </style:style>
    <style:style style:name="T4" style:family="text">
      <style:text-properties fo:font-style="italic" officeooo:rsid="0011eea8" style:font-style-asian="italic" style:font-style-complex="italic"/>
    </style:style>
    <style:style style:name="T5" style:family="text">
      <style:text-properties fo:font-style="italic" officeooo:rsid="00123146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c811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c31e3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6bea" style:font-style-asian="normal" style:font-style-complex="normal"/>
    </style:style>
    <style:style style:name="T11" style:family="text">
      <style:text-properties fo:font-style="normal" officeooo:rsid="00100ca3" style:font-style-asian="normal" style:font-style-complex="normal"/>
    </style:style>
    <style:style style:name="T12" style:family="text">
      <style:text-properties fo:font-style="normal" officeooo:rsid="0011eea8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c811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c31e3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100ca3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01139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1fc6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1231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otics Series 5</text:p>
      <text:p text:style-name="P2"/>
      <text:p text:style-name="P3">Exercise 1: Camera Measurements</text:p>
      <text:p text:style-name="P3"><text:tab/><text:span text:style-name="T16">We took different measures under different circumstances. Mainly there are three experiment <text:tab/>setups that we used: different distances under dim light and a right angle, different distances <text:tab/>under good lighting and a right angle and different angles under good lighting and a fixed <text:tab/>distance. </text:span><text:span text:style-name="T17">It could be noted that lighting mattered less than angle. We repeated one setup with <text:tab/>a different e-puck and a difference could be noted, </text:span><text:span text:style-name="T18">although</text:span><text:span text:style-name="T17"> not too significant.</text:span></text:p>
      <text:p text:style-name="P4"/>
      <text:p text:style-name="P3">Exercise 2: Color recognition</text:p>
      <text:p text:style-name="P7"><text:tab/><text:span text:style-name="T1">In this exercise the e-puck should give a visual feedback about which color he sees:</text:span></text:p>
      <text:p text:style-name="P7"><text:span text:style-name="T1"><text:tab/>1 led <text:s/>→ <text:s/>red, 2 leds → blue, 3 leds → green</text:span><text:span text:style-name="T13"> </text:span></text:p>
      <text:p text:style-name="P14"><text:span text:style-name="T13"><text:tab/></text:span><text:span text:style-name="T6">call math.stat(cam.red, minRed, maxRed, meanRed)</text:span></text:p>
      <text:p text:style-name="P9"><text:span text:style-name="T13"><text:tab/>To calculate</text:span><text:span text:style-name="T6"> meanRed, meanBlue, meanGreen</text:span><text:span text:style-name="T13"> we used the code from the demo presented in <text:tab/>the lecture.</text:span></text:p>
      <text:p text:style-name="P11"><text:tab/></text:p>
      <text:p text:style-name="P12"><text:span text:style-name="T13"><text:tab/></text:span><text:span text:style-name="T6">onevent ir_sensors</text:span></text:p>
      <text:p text:style-name="P16"><text:tab/><text:tab/><text:tab/>[...]</text:p>
      <text:p text:style-name="P17"><text:tab/><text:tab/><text:tab/>elseif color == RED then </text:p>
      <text:p text:style-name="P18"><text:tab/><text:tab/><text:tab/><text:tab/>leds[4] = 1 </text:p>
      <text:p text:style-name="P18"><text:tab/><text:tab/><text:tab/><text:tab/>leds[2] = 0 </text:p>
      <text:p text:style-name="P18"><text:tab/><text:tab/><text:tab/><text:tab/>leds[6] = 0</text:p>
      <text:p text:style-name="P18"><text:tab/><text:tab/><text:tab/>[…]</text:p>
      <text:p text:style-name="P18"><text:tab/><text:tab/><text:tab/>end</text:p>
      <text:p text:style-name="P8"><text:tab/><text:span text:style-name="T13">The e-puck has a variable </text:span><text:span text:style-name="T6">color</text:span><text:span text:style-name="T13"> which is set to the corresponding color that he sees. He <text:tab/>compares this value to the constants </text:span><text:span text:style-name="T6">RED, BLUE, GREEN </text:span><text:span text:style-name="T13">and </text:span><text:span text:style-name="T6">NO_COLOR </text:span><text:span text:style-name="T13">and reacts <text:tab/>accordingly. We chose to light the leds 2,4,6 as signals. Led 4 is the one on <text:s/>the back of the <text:tab/>e-puck and leds 2 and 6 are at the sides. If the color is </text:span><text:span text:style-name="T6">RED</text:span><text:span text:style-name="T13"> he lights </text:span><text:span text:style-name="T6">leds[4]</text:span><text:span text:style-name="T13">,</text:span><text:span text:style-name="T6"> </text:span><text:span text:style-name="T13">if color is <text:tab/></text:span><text:span text:style-name="T6">BLUE </text:span><text:span text:style-name="T13">he lights the ones on the side and if it is </text:span><text:span text:style-name="T6">GREEN</text:span><text:span text:style-name="T13"> all three leds are lit.</text:span></text:p>
      <text:p text:style-name="P8"/>
      <text:p text:style-name="P13"><text:span text:style-name="T14"><text:tab/><text:tab/></text:span><text:span text:style-name="T7">if meanRed &gt; 24 and meanBlue &lt; 23 and meanGreen &lt; 23 then </text:span></text:p>
      <text:p text:style-name="P19"><text:tab/><text:tab/><text:tab/>color = RED</text:p>
      <text:p text:style-name="P15"><text:span text:style-name="T6"><text:tab/></text:span><text:span text:style-name="T13"><text:tab/></text:span><text:span text:style-name="T6">elseif meanRed &lt; 22 and meanBlue &gt; 19 and meanGreen &lt; 22 then </text:span></text:p>
      <text:p text:style-name="P19"><text:tab/><text:tab/><text:tab/>color = BLUE </text:p>
      <text:p text:style-name="P19"><text:tab/><text:tab/>elseif meanRed &lt; 20 and meanBlue &lt; 20 and meanGreen &gt; 16 then </text:p>
      <text:p text:style-name="P19"><text:tab/><text:tab/><text:tab/>color = GREEN <text:tab/><text:tab/> </text:p>
      <text:p text:style-name="P19"><text:tab/><text:tab/>else </text:p>
      <text:p text:style-name="P19"><text:tab/><text:tab/><text:tab/>color = NO_COLOR </text:p>
      <text:p text:style-name="P19"><text:tab/><text:tab/>end</text:p>
      <text:p text:style-name="P10"><text:span text:style-name="T6"><text:tab/></text:span><text:span text:style-name="T15">The interesting part was to calculate which color he saw. It is not enough to just check which <text:tab/>of the three mean values (</text:span><text:span text:style-name="T8">meanRed, meanBlue, meanGreen</text:span><text:span text:style-name="T15">) is the highest but one has to <text:tab/>take into account the ratio they have to each other. </text:span><text:span text:style-name="T13">For that we tried using the measurements <text:tab/>of exercise 1 but we still had to make some adjustments. We did the measurements on an <text:tab/>other day than this exercise so that may be a reason. Because of course, it was impossible to <text:tab/>recreate exactly the same conditions as when taking the measurements. These ranges of <text:tab/>when to set the color to </text:span><text:span text:style-name="T6">RED, BLUE </text:span><text:span text:style-name="T13">or</text:span><text:span text:style-name="T6"> GREEN </text:span><text:span text:style-name="T13"><text:s/>were determined by experimenting. We <text:tab/>started with our measured values and then kept changing them to get a better result. It is still <text:tab/>far from perfect, as it sometimes does not see the color it is supposed to or signals colors <text:tab/>when it should not. </text:span></text:p>
      <text:p text:style-name="P10"><text:soft-page-break/></text:p>
      <text:p text:style-name="P21">Exercise 3: Color recognition – Explorer</text:p>
      <text:p text:style-name="P5"><text:span text:style-name="T9"><text:tab/>This exercise is an extension of the previous exercise. Here, the e-puck drives around with <text:tab/>the </text:span><text:span text:style-name="T2">EXPLORER</text:span><text:span text:style-name="T9"> behavior and simultaneously gives a visual feedback about the colors he <text:tab/>sees. </text:span><text:span text:style-name="T10">To implement the behavior we used the code from series 3. We would have liked to test <text:s/><text:tab/>other methods of recognizing colors but sadly we did not have enough time left to do that <text:tab/>since the measurements took much longer than anticipated. Of course, the color recognition <text:tab/>is much easier when the e-puck is standing still so during the implementation of this <text:tab/>exercise we also had to tweak the values for the calculation of the color. For example in our <text:tab/>calculation he was much too slow to recognize the colors and when driving he often did <text:tab/>not <text:tab/>show the correct color. By lowering the bounds he signaled colors sooner but this also <text:tab/>increases the rate of incorrect signals. With the bounds as they are now, he is much more <text:tab/>likely to signal a wrong signal but he is now fast enough to signal the colors when driving <text:tab/>around. </text:span><text:span text:style-name="T11">In the simulation there are no leds so I had to come up with a different method of <text:tab/>signaling colors. The system I came up with works like this: e-puck 1 drives around and <text:tab/>explores. When he recognizes a color he emits a command with the color as the argument. <text:tab/>E-puck 3 reacts to those events by making a certain movement. If the argument he receives <text:tab/>is </text:span><text:span text:style-name="T3">RED </text:span><text:span text:style-name="T11">he drives forward, similarly if he receives </text:span><text:span text:style-name="T3">BLUE</text:span><text:span text:style-name="T11">/GREEN he starts turning right/left. <text:tab/>Whenever e-puck 1 sees none of these colors e-puck 3 receives </text:span><text:span text:style-name="T3">NO_COLOR</text:span><text:span text:style-name="T11"> as an <text:tab/>argument. He then stops moving. </text:span></text:p>
      <text:p text:style-name="P5"><text:tab/></text:p>
      <text:p text:style-name="P20"><text:tab/><text:tab/><text:span text:style-name="T4">if avgRed &gt; 6 and avgBlue </text:span><text:span text:style-name="T5">&lt;</text:span><text:span text:style-name="T4"> 4 and avgGreen </text:span><text:span text:style-name="T5">&lt;</text:span><text:span text:style-name="T4"> 4 then </text:span></text:p>
      <text:p text:style-name="P23"><text:tab/><text:tab/><text:tab/>color = RED <text:tab/> </text:p>
      <text:p text:style-name="P23"><text:tab/><text:tab/>elseif avgRed <text:span text:style-name="T19">&lt;</text:span> 4 and avgBlue &gt; 6 and avgGreen <text:span text:style-name="T19">&lt;</text:span> 4 then </text:p>
      <text:p text:style-name="P23"><text:tab/><text:tab/><text:tab/>color = BLUE <text:tab/><text:tab/> </text:p>
      <text:p text:style-name="P23"><text:tab/><text:tab/>elseif avgRed <text:span text:style-name="T19">&lt;</text:span> 4 and avgBlue <text:span text:style-name="T19">&lt;</text:span> 4 and avgGreen &gt; 6 then </text:p>
      <text:p text:style-name="P23"><text:tab/><text:tab/><text:tab/>color = GREEN <text:tab/><text:tab/> </text:p>
      <text:p text:style-name="P23"><text:tab/><text:tab/>else </text:p>
      <text:p text:style-name="P23"><text:tab/><text:tab/><text:tab/>color = NO_COLOR </text:p>
      <text:p text:style-name="P23"><text:tab/><text:tab/>end</text:p>
      <text:p text:style-name="P22"><text:tab/>The values are also very different in the simulation as opposed to the physical arena. As was <text:tab/>explained in the lecture, in the simulator the e-puck sees the colors differently than in reality. <text:tab/>Each value in each camera array is either 0 or 100. So of course the boundaries to decide <text:tab/>which color he is seeing is different. In the simulation I also used a different method to <text:tab/>calculate the color values. Here used calculation of the average of all cameras from the <text:tab/>demo. With this method the average is always between 0 and 10 so the boundaries have to <text:tab/>be adjusted accordingly.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2">N</text:span><text:span text:style-name="T9">ote: for the measurements please view the file “05_13_GuertlerF_e_camvalues.pdf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31e3" officeooo:paragraph-rsid="000c31e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uertler Fabienne 12-935-5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7:55:08.180373776</meta:creation-date>
    <dc:date>2015-03-24T20:58:01.693238047</dc:date>
    <meta:editing-duration>PT40M54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43" meta:word-count="894" meta:character-count="5042" meta:non-whitespace-character-count="4029"/>
  </office:meta>
</office:document-meta>
</file>